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9/content.xml" manifest:version="1.2"/>
  <manifest:file-entry manifest:media-type="application/xml" manifest:full-path="Formula-8/content.xml" manifest:version="1.2"/>
  <manifest:file-entry manifest:media-type="application/xml" manifest:full-path="Formula-7/content.xml" manifest:version="1.2"/>
  <manifest:file-entry manifest:media-type="application/xml" manifest:full-path="Formula-6/content.xml" manifest:version="1.2"/>
  <manifest:file-entry manifest:media-type="application/xml" manifest:full-path="Formula-5/content.xml" manifest:version="1.2"/>
  <manifest:file-entry manifest:media-type="application/xml" manifest:full-path="Formula-4/content.xml" manifest:version="1.2"/>
  <manifest:file-entry manifest:media-type="application/xml" manifest:full-path="Formula-3/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application/xml" manifest:full-path="Formula-0/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vnd.oasis.opendocument.formula" manifest:full-path="Formula-9/"/>
  <manifest:file-entry manifest:media-type="application/vnd.oasis.opendocument.formula" manifest:full-path="Formula-8/"/>
  <manifest:file-entry manifest:media-type="application/vnd.oasis.opendocument.formula" manifest:full-path="Formula-7/"/>
  <manifest:file-entry manifest:media-type="application/vnd.oasis.opendocument.formula" manifest:full-path="Formula-6/"/>
  <manifest:file-entry manifest:media-type="application/vnd.oasis.opendocument.formula" manifest:full-path="Formula-5/"/>
  <manifest:file-entry manifest:media-type="application/vnd.oasis.opendocument.formula" manifest:full-path="Formula-4/"/>
  <manifest:file-entry manifest:media-type="application/vnd.oasis.opendocument.formula" manifest:full-path="Formula-3/"/>
  <manifest:file-entry manifest:media-type="application/vnd.oasis.opendocument.formula" manifest:full-path="Formula-2/"/>
  <manifest:file-entry manifest:media-type="application/vnd.oasis.opendocument.formula" manifest:full-path="Formula-1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</office:automatic-styles>
  <office:body>
    <office:text>
      <text:h text:style-name="Heading_20_1" text:outline-level="1">Norton behaviour description</text:h>
      <text:list text:style-name="L1">
        <text:list-item>
          <text:p text:style-name="P1">file : Norton.mfront</text:p>
        </text:list-item>
        <text:list-item>
          <text:p text:style-name="P1">author : Helfer Thomas</text:p>
        </text:list-item>
        <text:list-item>
          <text:p text:style-name="P1">date : 23 / 11 / 06</text:p>
        </text:list-item>
      </text:list>
      <text:p text:style-name="First_20_paragraph">This viscoplastic behaviour is fully determined by the evolution of the equivalent viscoplastic strain <draw:frame text:anchor-type="as-char" style:vertical-pos="middle" style:vertical-rel="text"><draw:object xlink:href="Formula-0/" xlink:type="simple" xlink:show="embed" xlink:actuate="onLoad"/></draw:frame> as a function <draw:frame text:anchor-type="as-char" style:vertical-pos="middle" style:vertical-rel="text"><draw:object xlink:href="Formula-1/" xlink:type="simple" xlink:show="embed" xlink:actuate="onLoad"/></draw:frame> of the Von Mises stress <draw:frame text:anchor-type="as-char" style:vertical-pos="middle" style:vertical-rel="text"><draw:object xlink:href="Formula-2/" xlink:type="simple" xlink:show="embed" xlink:actuate="onLoad"/></draw:frame> :</text:p>
      <text:p text:style-name="Text_20_body"><draw:frame text:anchor-type="paragraph" style:vertical-pos="middle" style:vertical-rel="text"><draw:object xlink:href="Formula-3/" xlink:type="simple" xlink:show="embed" xlink:actuate="onLoad"/></draw:frame></text:p>
      <text:p text:style-name="Text_20_body">where :</text:p>
      <text:list text:style-name="L2">
        <text:list-item>
          <text:p text:style-name="P2"><draw:frame text:anchor-type="as-char" style:vertical-pos="middle" style:vertical-rel="text"><draw:object xlink:href="Formula-4/" xlink:type="simple" xlink:show="embed" xlink:actuate="onLoad"/></draw:frame> is the Norton coefficient .</text:p>
        </text:list-item>
        <text:list-item>
          <text:p text:style-name="P2"><draw:frame text:anchor-type="as-char" style:vertical-pos="middle" style:vertical-rel="text"><draw:object xlink:href="Formula-5/" xlink:type="simple" xlink:show="embed" xlink:actuate="onLoad"/></draw:frame> is the Norton exponent .</text:p>
        </text:list-item>
      </text:list>
      <text:p text:style-name="First_20_paragraph"><draw:frame text:anchor-type="as-char" style:vertical-pos="middle" style:vertical-rel="text"><draw:object xlink:href="Formula-6/" xlink:type="simple" xlink:show="embed" xlink:actuate="onLoad"/></draw:frame> and <draw:frame text:anchor-type="as-char" style:vertical-pos="middle" style:vertical-rel="text"><draw:object xlink:href="Formula-7/" xlink:type="simple" xlink:show="embed" xlink:actuate="onLoad"/></draw:frame> are declared as material properties .</text:p>
      <text:h text:style-name="Heading_20_3" text:outline-level="3">List of supported Hypotheses</text:h>
      <text:list text:style-name="L3">
        <text:list-item>
          <text:p text:style-name="P3">AxisymmetricalGeneralisedPlaneStrain</text:p>
        </text:list-item>
        <text:list-item>
          <text:p text:style-name="P3">Axisymmetrical</text:p>
        </text:list-item>
        <text:list-item>
          <text:p text:style-name="P3">PlaneStrain</text:p>
        </text:list-item>
        <text:list-item>
          <text:p text:style-name="P3">GeneralisedPlaneStrain</text:p>
        </text:list-item>
        <text:list-item>
          <text:p text:style-name="P3">Tridimensional</text:p>
        </text:list-item>
      </text:list>
      <text:h text:style-name="Heading_20_2" text:outline-level="2">Variables</text:h>
      <text:h text:style-name="Heading_20_3" text:outline-level="3">Material properties</text:h>
      <text:list text:style-name="L4">
        <text:list-item>
          <text:p text:style-name="P4">YoungModulus:</text:p>
          <text:list text:style-name="L5">
            <text:list-item>
              <text:p text:style-name="P5">variable name: young</text:p>
            </text:list-item>
            <text:list-item>
              <text:p text:style-name="P5">variable type: stress</text:p>
            </text:list-item>
            <text:list-item>
              <text:p text:style-name="P5">description: the Young modulus of an isotropic material</text:p>
            </text:list-item>
          </text:list>
        </text:list-item>
        <text:list-item>
          <text:p text:style-name="P4">PoissonRatio:</text:p>
          <text:list text:style-name="L6">
            <text:list-item>
              <text:p text:style-name="P6">variable name: nu</text:p>
            </text:list-item>
            <text:list-item>
              <text:p text:style-name="P6">variable type: real</text:p>
            </text:list-item>
            <text:list-item>
              <text:p text:style-name="P6">description: the Poisson ratio of an isotropic material</text:p>
            </text:list-item>
          </text:list>
        </text:list-item>
        <text:list-item>
          <text:p text:style-name="P4">NortonCoefficient:</text:p>
          <text:list text:style-name="L7">
            <text:list-item>
              <text:p text:style-name="P7">variable name: A</text:p>
            </text:list-item>
            <text:list-item>
              <text:p text:style-name="P7">variable type: real</text:p>
            </text:list-item>
            <text:list-item>
              <text:p text:style-name="P7">description: The Norton coefficient</text:p>
            </text:list-item>
          </text:list>
        </text:list-item>
        <text:list-item>
          <text:p text:style-name="P4">NortonExponent:</text:p>
          <text:list text:style-name="L8">
            <text:list-item>
              <text:p text:style-name="P8">variable name: E</text:p>
            </text:list-item>
            <text:list-item>
              <text:p text:style-name="P8">variable type: real</text:p>
            </text:list-item>
            <text:list-item>
              <text:p text:style-name="P8">description: The Norton coefficient</text:p>
            </text:list-item>
          </text:list>
        </text:list-item>
      </text:list>
      <text:h text:style-name="Heading_20_3" text:outline-level="3">State variables</text:h>
      <text:list text:style-name="L9">
        <text:list-item>
          <text:p text:style-name="P9">ElasticStrain:</text:p>
          <text:list text:style-name="L10">
            <text:list-item>
              <text:p text:style-name="P10">variable name: eel</text:p>
            </text:list-item>
            <text:list-item>
              <text:p text:style-name="P10">variable type: StrainStensor</text:p>
            </text:list-item>
            <text:list-item>
              <text:p text:style-name="P10">description: la déformation élastique</text:p>
            </text:list-item>
          </text:list>
        </text:list-item>
        <text:list-item>
          <text:p text:style-name="P9">EquivalentViscoplasticStrain:</text:p>
          <text:list text:style-name="L11">
            <text:list-item>
              <text:p text:style-name="P11">variable name: p</text:p>
            </text:list-item>
            <text:list-item>
              <text:p text:style-name="P11">variable type: strain</text:p>
            </text:list-item>
            <text:list-item>
              <text:p text:style-name="P11">description: la déformation viscoplastique équivalente</text:p>
            </text:list-item>
          </text:list>
        </text:list-item>
      </text:list>
      <text:h text:style-name="Heading_20_3" text:outline-level="3">Parameters</text:h>
      <text:list text:style-name="L12">
        <text:list-item>
          <text:p text:style-name="P12">theta:</text:p>
          <text:list text:style-name="L13">
            <text:list-item>
              <text:p text:style-name="P13">variable type: real</text:p>
            </text:list-item>
            <text:list-item>
              <text:p text:style-name="P13">default value: 0.5</text:p>
            </text:list-item>
          </text:list>
        </text:list-item>
        <text:list-item>
          <text:p text:style-name="P12">epsilon:</text:p>
          <text:list text:style-name="L14">
            <text:list-item>
              <text:p text:style-name="P14">variable type: real</text:p>
            </text:list-item>
            <text:list-item>
              <text:p text:style-name="P14">default value: 1e-08</text:p>
            </text:list-item>
          </text:list>
        </text:list-item>
        <text:list-item>
          <text:p text:style-name="P12">iterMax:</text:p>
          <text:list text:style-name="L15">
            <text:list-item>
              <text:p text:style-name="P15">variable type: ushort</text:p>
            </text:list-item>
            <text:list-item>
              <text:p text:style-name="P15">default value: 100</text:p>
            </text:list-item>
          </text:list>
        </text:list-item>
      </text:list>
      <text:h text:style-name="Heading_20_3" text:outline-level="3">Local variables</text:h>
      <text:list text:style-name="L16">
        <text:list-item>
          <text:p text:style-name="P16">lambda:</text:p>
          <text:list text:style-name="L17">
            <text:list-item>
              <text:p text:style-name="P17">variable type: stress</text:p>
            </text:list-item>
          </text:list>
        </text:list-item>
        <text:list-item>
          <text:p text:style-name="P16">mu:</text:p>
          <text:list text:style-name="L18">
            <text:list-item>
              <text:p text:style-name="P18">variable type: stress</text:p>
            </text:list-item>
          </text:list>
        </text:list-item>
        <text:list-item>
          <text:p text:style-name="P16">T_:</text:p>
          <text:list text:style-name="L19">
            <text:list-item>
              <text:p text:style-name="P19">variable type: temperature</text:p>
            </text:list-item>
          </text:list>
        </text:list-item>
        <text:list-item>
          <text:p text:style-name="P16">f:</text:p>
          <text:list text:style-name="L20">
            <text:list-item>
              <text:p text:style-name="P20">variable type: DstrainDt</text:p>
            </text:list-item>
          </text:list>
        </text:list-item>
        <text:list-item>
          <text:p text:style-name="P16">df_dseq:</text:p>
          <text:list text:style-name="L21">
            <text:list-item>
              <text:p text:style-name="P21">variable type: DF_DSEQ_TYPE</text:p>
            </text:list-item>
          </text:list>
        </text:list-item>
        <text:list-item>
          <text:p text:style-name="P16">se:</text:p>
          <text:list text:style-name="L22">
            <text:list-item>
              <text:p text:style-name="P22">variable type: StressStensor</text:p>
            </text:list-item>
          </text:list>
        </text:list-item>
        <text:list-item>
          <text:p text:style-name="P16">seq:</text:p>
          <text:list text:style-name="L23">
            <text:list-item>
              <text:p text:style-name="P23">variable type: stress</text:p>
            </text:list-item>
          </text:list>
        </text:list-item>
        <text:list-item>
          <text:p text:style-name="P16">seq_e:</text:p>
          <text:list text:style-name="L24">
            <text:list-item>
              <text:p text:style-name="P24">variable type: stress</text:p>
            </text:list-item>
          </text:list>
        </text:list-item>
        <text:list-item>
          <text:p text:style-name="P16">n:</text:p>
          <text:list text:style-name="L25">
            <text:list-item>
              <text:p text:style-name="P25">variable type: StrainStensor</text:p>
            </text:list-item>
          </text:list>
        </text:list-item>
      </text:list>
      <text:h text:style-name="Heading_20_2" text:outline-level="2">Code documentation</text:h>
      <text:h text:style-name="Heading_20_3" text:outline-level="3">FlowRule description</text:h>
      <text:p text:style-name="First_20_paragraph">The return-mapping algorithm used to integrate this behaviour requires the definition of <draw:frame text:anchor-type="as-char" style:vertical-pos="middle" style:vertical-rel="text"><draw:object xlink:href="Formula-8/" xlink:type="simple" xlink:show="embed" xlink:actuate="onLoad"/></draw:frame> and <draw:frame text:anchor-type="as-char" style:vertical-pos="middle" style:vertical-rel="text"><draw:object xlink:href="Formula-9/" xlink:type="simple" xlink:show="embed" xlink:actuate="onLoad"/></draw:frame> (see Simo and Hughes (1998) and Helfer et al. (2013) for details).</text:p>
      <text:p text:style-name="Text_20_body">We introduce an auxiliary variable called <text:span text:style-name="T1">tmp</text:span> to limit the number of call to the <text:span text:style-name="T2">pow</text:span> function</text:p>
      <text:p text:style-name="Text_20_body">Helfer, Thomas, Étienne Castelier, Victor Blanc, and Jérôme Julien. 2013. <text:span text:style-name="T3">Le</text:span><text:span text:style-name="T4"> </text:span><text:span text:style-name="T5">Générateur</text:span><text:span text:style-name="T6"> </text:span><text:span text:style-name="T7">de</text:span><text:span text:style-name="T8"> </text:span><text:span text:style-name="T9">Code</text:span><text:span text:style-name="T10"> </text:span><text:span text:style-name="T11">Mfront</text:span><text:span text:style-name="T12"> </text:span><text:span text:style-name="T13">:</text:span><text:span text:style-name="T14"> </text:span><text:span text:style-name="T15">Écriture</text:span><text:span text:style-name="T16"> </text:span><text:span text:style-name="T17">de</text:span><text:span text:style-name="T18"> </text:span><text:span text:style-name="T19">Lois</text:span><text:span text:style-name="T20"> </text:span><text:span text:style-name="T21">de</text:span><text:span text:style-name="T22"> </text:span><text:span text:style-name="T23">Comportement</text:span><text:span text:style-name="T24"> </text:span><text:span text:style-name="T25">Mécanique</text:span>. Note technique 13-020. CEA DEN/DEC/SESC/LSC.</text:p>
      <text:p text:style-name="Text_20_body">Simo, Juan C, and Thomas J. R Hughes. 1998. <text:span text:style-name="T26">Computational</text:span><text:span text:style-name="T27"> </text:span><text:span text:style-name="T28">Inelasticity</text:span>. New York: Sprin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0/content.xml><?xml version="1.0" encoding="utf-8"?>
<math xmlns="http://www.w3.org/1998/Math/MathML" display="inline">
  <mrow>
    <mi>p</mi>
  </mrow>
</math>
</file>

<file path=Formula-1/content.xml><?xml version="1.0" encoding="utf-8"?>
<math xmlns="http://www.w3.org/1998/Math/MathML" display="inline">
  <mrow>
    <mi>f</mi>
  </mrow>
</math>
</file>

<file path=Formula-2/content.xml><?xml version="1.0" encoding="utf-8"?>
<math xmlns="http://www.w3.org/1998/Math/MathML" display="inline">
  <mrow>
    <msub>
      <mi>σ</mi>
      <mtext mathvariant="normal">eq</mtext>
    </msub>
  </mrow>
</math>
</file>

<file path=Formula-3/content.xml><?xml version="1.0" encoding="utf-8"?>
<math xmlns="http://www.w3.org/1998/Math/MathML" display="block">
  <mrow>
    <mover>
      <mi>p</mi>
      <mo accent="true">̇</mo>
    </mover>
    <mo>=</mo>
    <mi>f</mi>
    <mrow>
      <mo stretchy="true">(</mo>
      <msub>
        <mi>σ</mi>
        <mtext mathvariant="normal">eq</mtext>
      </msub>
      <mo stretchy="true">)</mo>
    </mrow>
    <mo>=</mo>
    <mi>A</mi>
    <mspace width="0.167em"/>
    <msup>
      <msub>
        <mi>σ</mi>
        <mtext mathvariant="normal">eq</mtext>
      </msub>
      <mi>E</mi>
    </msup>
  </mrow>
</math>
</file>

<file path=Formula-4/content.xml><?xml version="1.0" encoding="utf-8"?>
<math xmlns="http://www.w3.org/1998/Math/MathML" display="inline">
  <mrow>
    <mi>A</mi>
  </mrow>
</math>
</file>

<file path=Formula-5/content.xml><?xml version="1.0" encoding="utf-8"?>
<math xmlns="http://www.w3.org/1998/Math/MathML" display="inline">
  <mrow>
    <mi>E</mi>
  </mrow>
</math>
</file>

<file path=Formula-6/content.xml><?xml version="1.0" encoding="utf-8"?>
<math xmlns="http://www.w3.org/1998/Math/MathML" display="inline">
  <mrow>
    <mi>A</mi>
  </mrow>
</math>
</file>

<file path=Formula-7/content.xml><?xml version="1.0" encoding="utf-8"?>
<math xmlns="http://www.w3.org/1998/Math/MathML" display="inline">
  <mrow>
    <mi>E</mi>
  </mrow>
</math>
</file>

<file path=Formula-8/content.xml><?xml version="1.0" encoding="utf-8"?>
<math xmlns="http://www.w3.org/1998/Math/MathML" display="inline">
  <mrow>
    <mi>f</mi>
  </mrow>
</math>
</file>

<file path=Formula-9/content.xml><?xml version="1.0" encoding="utf-8"?>
<math xmlns="http://www.w3.org/1998/Math/MathML" display="inline">
  <mrow>
    <mfrac>
      <mrow>
        <mo>∂</mo>
        <mi>f</mi>
      </mrow>
      <mrow>
        <mo>∂</mo>
        <msub>
          <mi>σ</mi>
          <mtext mathvariant="normal">eq</mtext>
        </msub>
      </mrow>
    </mfrac>
  </mrow>
</math>
</file>